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25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26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27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28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1ab4f5"/>
    </style:style>
    <style:style style:name="P35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36" style:family="paragraph" style:parent-style-name="Standard" style:list-style-name="L1">
      <style:text-properties style:text-underline-style="none" officeooo:rsid="0007f705" officeooo:paragraph-rsid="0007f705"/>
    </style:style>
    <style:style style:name="P37" style:family="paragraph" style:parent-style-name="Standard" style:list-style-name="L1">
      <style:text-properties style:text-underline-style="none" officeooo:rsid="00087271" officeooo:paragraph-rsid="00087271"/>
    </style:style>
    <style:style style:name="P38" style:family="paragraph" style:parent-style-name="Standard" style:list-style-name="L2">
      <style:text-properties style:text-underline-style="none" officeooo:rsid="0008d362" officeooo:paragraph-rsid="0008d362"/>
    </style:style>
    <style:style style:name="P39" style:family="paragraph" style:parent-style-name="Standard" style:list-style-name="L2">
      <style:text-properties style:text-underline-style="none" officeooo:rsid="000a83f5" officeooo:paragraph-rsid="000a83f5"/>
    </style:style>
    <style:style style:name="P40" style:family="paragraph" style:parent-style-name="Standard" style:list-style-name="L2">
      <style:text-properties style:text-underline-style="none" officeooo:rsid="000d48af" officeooo:paragraph-rsid="000d48af"/>
    </style:style>
    <style:style style:name="P41" style:family="paragraph" style:parent-style-name="Standard" style:list-style-name="L2">
      <style:text-properties style:text-underline-style="none" officeooo:rsid="000de0ad" officeooo:paragraph-rsid="000de0ad"/>
    </style:style>
    <style:style style:name="P42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Times New Roman" fo:font-size="12pt" style:text-underline-style="none" fo:font-weight="normal" officeooo:rsid="00299870" officeooo:paragraph-rsid="00299870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size="12pt" style:text-underline-style="none" fo:font-weight="normal" officeooo:rsid="00279b63" officeooo:paragraph-rsid="00279b63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Times New Roman" fo:font-size="12pt" style:text-underline-style="none" fo:font-weight="normal" officeooo:rsid="00239763" officeooo:paragraph-rsid="00239763" fo:background-color="#ffffff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Times New Roman" fo:font-size="12pt" style:text-underline-style="none" fo:font-weight="normal" officeooo:rsid="00310579" officeooo:paragraph-rsid="0030401c" fo:background-color="#ffffff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0000" style:font-name="Consolas" fo:font-size="9.5pt" fo:background-color="#ffffff" style:font-size-asian="9.5pt"/>
    </style:style>
    <style:style style:name="P50" style:family="paragraph" style:parent-style-name="Standard">
      <style:text-properties fo:color="#000000" style:font-name="Consolas" fo:font-size="9.5pt" style:text-underline-style="none" fo:font-weight="normal" officeooo:rsid="00230786" officeooo:paragraph-rsid="00230786" fo:background-color="#ffffff" style:font-size-asian="9.5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Consolas" fo:font-size="9.5pt" style:text-underline-style="none" fo:font-weight="normal" officeooo:rsid="002af026" officeooo:paragraph-rsid="002af026" fo:background-color="#ffffff" style:font-size-asian="9.5pt" style:font-weight-asian="normal" style:font-size-complex="12pt" style:font-weight-complex="normal"/>
    </style:style>
    <style:style style:name="P52" style:family="paragraph" style:parent-style-name="Standard" style:list-style-name="L3">
      <style:text-properties officeooo:paragraph-rsid="0037420a"/>
    </style:style>
    <style:style style:name="P53" style:family="paragraph" style:parent-style-name="Standard" style:list-style-name="L3">
      <style:text-properties officeooo:rsid="003823c5" officeooo:paragraph-rsid="003823c5"/>
    </style:style>
    <style:style style:name="P54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3c25d" style:font-weight-asian="normal" style:font-weight-complex="normal"/>
    </style:style>
    <style:style style:name="T18" style:family="text">
      <style:text-properties style:text-underline-style="none" fo:font-weight="normal" officeooo:rsid="0039ea5a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2" style:family="text">
      <style:text-properties fo:color="#000000" style:font-name="Times New Roman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style:font-name="Times New Roman" fo:font-size="12pt" style:text-underline-style="none" fo:font-weight="normal" officeooo:rsid="0033c25d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style:font-name="Times New Roman" fo:font-size="12pt" style:text-underline-style="none" fo:font-weight="normal" officeooo:rsid="0037420a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text-underline-style="none" fo:font-weight="normal" officeooo:rsid="003823c5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3a599a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3a9aaf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3c6fe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style:text-underline-style="none" fo:font-weight="normal" officeooo:rsid="003dd067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8000" style:font-name="Consolas" fo:font-size="9.5pt" fo:background-color="#ffffff" loext:char-shading-value="0" style:font-size-asian="9.5pt"/>
    </style:style>
    <style:style style:name="T31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32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33" style:family="text">
      <style:text-properties fo:color="#0000ff" style:font-name="Consolas" fo:font-size="9.5pt" fo:background-color="#ffffff" loext:char-shading-value="0" style:font-size-asian="9.5pt"/>
    </style:style>
    <style:style style:name="T34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35" style:family="text">
      <style:text-properties fo:color="#2b91af" style:font-name="Consolas" fo:font-size="9.5pt" fo:background-color="#ffffff" loext:char-shading-value="0" style:font-size-asian="9.5pt"/>
    </style:style>
    <style:style style:name="T36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37" style:family="text">
      <style:text-properties fo:color="#400080" style:font-name="Consolas" fo:font-size="9.5pt" fo:background-color="#ffffff" loext:char-shading-value="0" style:font-size-asian="9.5pt"/>
    </style:style>
    <style:style style:name="T38" style:family="text">
      <style:text-properties officeooo:rsid="001cb177"/>
    </style:style>
    <style:style style:name="T39" style:family="text">
      <style:text-properties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2048166809" text:style-name="L1">
        <text:list-item>
          <text:p text:style-name="P36">Public: Visible en todos los sitios. <text:span text:style-name="T3">Una clase también es pública en su espacio de nombres.</text:span></text:p>
        </text:list-item>
        <text:list-item>
          <text:p text:style-name="P37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359781478" text:style-name="L2">
        <text:list-item>
          <text:p text:style-name="P38"><text:span text:style-name="T6">Private:</text:span> El ambito más reducido. Si es privado solo es visible desde dentro de la clase.</text:p>
        </text:list-item>
        <text:list-item>
          <text:p text:style-name="P39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40"><text:span text:style-name="T6">Internal:</text:span> Visible <text:span text:style-name="T3">solo en el ensamblado al que pertenece.</text:span></text:p>
        </text:list-item>
        <text:list-item>
          <text:p text:style-name="P41"><text:span text:style-name="T6">Protected internal</text:span>: combinación de los dos.</text:p>
        </text:list-item>
        <text:list-item>
          <text:p text:style-name="P41"><text:span text:style-name="T6">Public:</text:span> <text:span text:style-name="T5">Visible en todos los sitios.</text:span></text:p>
        </text:list-item>
      </text:list>
      <text:p text:style-name="P10"/>
      <text:p text:style-name="P18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15"/>
      <text:p text:style-name="P19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54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33">class</text:span><text:span text:style-name="T20"> </text:span><text:span text:style-name="T35">Program</text:span></text:p>
      <text:p text:style-name="P23"><text:s text:c="4"/>{</text:p>
      <text:p text:style-name="Standard"><text:span text:style-name="T20"><text:s text:c="8"/></text:span><text:span text:style-name="T33">static</text:span><text:span text:style-name="T20"> </text:span><text:span text:style-name="T33">void</text:span><text:span text:style-name="T20"> Main(</text:span><text:span text:style-name="T33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35">ClaseBase</text:span><text:span text:style-name="T20"> cBase = </text:span><text:span text:style-name="T33">new</text:span><text:span text:style-name="T20"> </text:span><text:span text:style-name="T35">ClaseBase</text:span><text:span text:style-name="T20">();</text:span></text:p>
      <text:p text:style-name="Standard"><text:span text:style-name="T20"><text:s text:c="12"/></text:span><text:span text:style-name="T35">ClaseDerivada</text:span><text:span text:style-name="T20"> cDerivada = </text:span><text:span text:style-name="T33">new</text:span><text:span text:style-name="T20"> </text:span><text:span text:style-name="T35">ClaseDerivada</text:span><text:span text:style-name="T20">();</text:span></text:p>
      <text:p text:style-name="P34"><text:span text:style-name="T20"><text:s text:c="12"/></text:span><text:span text:style-name="T36">Console</text:span><text:span text:style-name="T21">.WriteLine(cDerivada.Saluda());</text:span><text:span text:style-name="T31">//</text:span><text:span text:style-name="T32">El saluda() heredado.</text:span></text:p>
      <text:p text:style-name="P23"><text:s text:c="8"/>}</text:p>
      <text:p text:style-name="P24"><text:s text:c="4"/>}</text:p>
      <text:p text:style-name="P35">//Esta clase tiene como base Object.</text:p>
      <text:p text:style-name="Standard"><text:span text:style-name="T20"><text:s text:c="4"/></text:span><text:span text:style-name="T33">class</text:span><text:span text:style-name="T20"> </text:span><text:span text:style-name="T35">ClaseBase</text:span></text:p>
      <text:p text:style-name="P23"><text:s text:c="4"/>{</text:p>
      <text:p text:style-name="Standard"><text:span text:style-name="T20"><text:s text:c="8"/></text:span><text:span text:style-name="T33">public</text:span><text:span text:style-name="T20"> </text:span><text:span text:style-name="T33">string</text:span><text:span text:style-name="T20"> Saluda(){</text:span><text:span text:style-name="T33">return</text:span><text:span text:style-name="T20"> </text:span><text:span text:style-name="T37">"Hola primoh, soy la claseBase..."</text:span><text:span text:style-name="T20">;}</text:span></text:p>
      <text:p text:style-name="P23"><text:s text:c="4"/>}</text:p>
      <text:p text:style-name="P23"/>
      <text:p text:style-name="Standard"><text:span text:style-name="T20"><text:s text:c="4"/></text:span><text:span text:style-name="T30">//Esta clase hereda de ClaseBase y tiene por tanto el método Saluda().</text:span></text:p>
      <text:p text:style-name="Standard"><text:span text:style-name="T20"><text:s text:c="4"/></text:span><text:span text:style-name="T33">class</text:span><text:span text:style-name="T20"> </text:span><text:span text:style-name="T35">ClaseDerivada</text:span><text:span text:style-name="T20"> : </text:span><text:span text:style-name="T35">ClaseBase</text:span></text:p>
      <text:p text:style-name="P23"><text:s text:c="4"/>{</text:p>
      <text:p text:style-name="P25"><text:s text:c="4"/>}</text:p>
      <text:p text:style-name="P12"/>
      <text:p text:style-name="P20"><text:span text:style-name="T7">Clases selladas (Sealed): </text:span><text:span text:style-name="T8">Son creadas con el fin de usar objetos de ella, es decir impidiendo la herencia hacia otras clases.</text:span></text:p>
      <text:p text:style-name="P16"/>
      <text:p text:style-name="P21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 </text:span><text:span text:style-name="T18">Al ponerlo como new se oculta el otro método (el de la clase padre) y se usa este.</text:span></text:p>
      <text:p text:style-name="P17"/>
      <text:p text:style-name="P22"><text:span text:style-name="T13">L</text:span><text:span text:style-name="T8">as clases abstractas se usan como raid para otras clases.</text:span></text:p>
      <text:p text:style-name="P13"><text:span text:style-name="T20"><text:s text:c="4"/></text:span><text:span text:style-name="T33">class</text:span><text:span text:style-name="T20"> </text:span><text:span text:style-name="T35">Program</text:span></text:p>
      <text:p text:style-name="P23"><text:s text:c="4"/>{</text:p>
      <text:p text:style-name="Standard"><text:span text:style-name="T20"><text:s text:c="8"/></text:span><text:span text:style-name="T33">static</text:span><text:span text:style-name="T20"> </text:span><text:span text:style-name="T33">void</text:span><text:span text:style-name="T20"> Main(</text:span><text:span text:style-name="T33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35">ClaseDerivada</text:span><text:span text:style-name="T20"> cd = </text:span><text:span text:style-name="T33">new</text:span><text:span text:style-name="T20"> </text:span><text:span text:style-name="T35">ClaseDerivada</text:span><text:span text:style-name="T20">();</text:span></text:p>
      <text:p text:style-name="Standard"><text:span text:style-name="T20"><text:s text:c="12"/></text:span><text:span text:style-name="T35">Console</text:span><text:span text:style-name="T20">.WriteLine(cd.Saluda()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30">//Esta clase tiene como base Object.</text:span></text:p>
      <text:p text:style-name="Standard"><text:span text:style-name="T20"><text:s text:c="4"/></text:span><text:span text:style-name="T33">abstract</text:span><text:span text:style-name="T20"> </text:span><text:span text:style-name="T33">class</text:span><text:span text:style-name="T20"> </text:span><text:span text:style-name="T35">ClaseBase</text:span></text:p>
      <text:p text:style-name="P23"><text:s text:c="4"/>{</text:p>
      <text:p text:style-name="Standard"><text:span text:style-name="T20"><text:s text:c="8"/></text:span><text:span text:style-name="T33">public</text:span><text:span text:style-name="T20"> </text:span><text:span text:style-name="T33">string</text:span><text:span text:style-name="T20"> Saluda(){</text:span><text:span text:style-name="T33">return</text:span><text:span text:style-name="T20"> </text:span><text:span text:style-name="T37">"Hola primoh, soy la claseBase..."</text:span><text:span text:style-name="T20">;}</text:span></text:p>
      <text:p text:style-name="Standard"><text:span text:style-name="T20"><text:s text:c="8"/></text:span><text:span text:style-name="T33">public</text:span><text:span text:style-name="T20"> </text:span><text:span text:style-name="T33">abstract</text:span><text:span text:style-name="T20"> </text:span><text:span text:style-name="T33">string</text:span><text:span text:style-name="T20"> SaludaAbs(</text:span><text:span text:style-name="T33">string</text:span><text:span text:style-name="T20"> s);</text:span></text:p>
      <text:p text:style-name="P23"><text:s text:c="4"/>}</text:p>
      <text:p text:style-name="P23"/>
      <text:p text:style-name="Standard"><text:span text:style-name="T20"><text:s text:c="4"/></text:span><text:span text:style-name="T30">//Esta clase hereda de ClaseBase y tiene por tanto el método Saluda().</text:span></text:p>
      <text:p text:style-name="Standard"><text:span text:style-name="T20"><text:s text:c="4"/></text:span><text:span text:style-name="T33">class</text:span><text:span text:style-name="T20"> </text:span><text:span text:style-name="T35">ClaseDerivada</text:span><text:span text:style-name="T20"> : </text:span><text:span text:style-name="T35">ClaseBase</text:span></text:p>
      <text:p text:style-name="P23"><text:s text:c="4"/>{</text:p>
      <text:p text:style-name="Standard"><text:span text:style-name="T20"><text:s text:c="8"/></text:span><text:span text:style-name="T33">public</text:span><text:span text:style-name="T20"> </text:span><text:span text:style-name="T33">override</text:span><text:span text:style-name="T20"> </text:span><text:span text:style-name="T33">string</text:span><text:span text:style-name="T20"> SaludaAbs(</text:span><text:span text:style-name="T33">string</text:span><text:span text:style-name="T20"> s)</text:span></text:p>
      <text:p text:style-name="P23"><text:s text:c="8"/>{</text:p>
      <text:p text:style-name="Standard"><text:span text:style-name="T20"><text:s text:c="12"/></text:span><text:span text:style-name="T33">return</text:span><text:span text:style-name="T20"> </text:span><text:span text:style-name="T37">"Soy el método abstracto heredado."</text:span><text:span text:style-name="T20">;</text:span></text:p>
      <text:p text:style-name="P23"><text:s text:c="8"/>}</text:p>
      <text:p text:style-name="P26"><text:s text:c="4"/>}</text:p>
      <text:p text:style-name="P26"/>
      <text:p text:style-name="P14"><text:span text:style-name="T20">Ojo que se puede hacer esto: </text:span><text:span text:style-name="T35">ClaseBase</text:span><text:span text:style-name="T20"> estoEsRaro = </text:span><text:span text:style-name="T33">new</text:span><text:span text:style-name="T20"> </text:span><text:span text:style-name="T35">ClaseDerivada</text:span><text:span text:style-name="T20">(); Donde un tipo A crea un objeto de tipo B.</text:span></text:p>
      <text:p text:style-name="P27"/>
      <text:p text:style-name="P27"/>
      <text:p text:style-name="P27"/>
      <text:p text:style-name="P27"/>
      <text:p text:style-name="P27"><text:soft-page-break/></text:p>
      <text:p text:style-name="P33"><text:span text:style-name="T38">M</text:span>iembros de una clase:</text:p>
      <text:p text:style-name="P28">Constructores y destructores (y el perito o albañil [chistaco]).</text:p>
      <text:p text:style-name="P30"><text:span text:style-name="T8">Para crear un constructor se llama con <text:s/></text:span><text:span text:style-name="T34">new </text:span><text:span text:style-name="T8">solo se puede llamar una vez. Un constructor es un método especial de la clase que se llama igual que la clase, no devuelve nada y puede recibir o no parámetros.</text:span></text:p>
      <text:p text:style-name="P28"/>
      <text:p text:style-name="P28">Toda clase tiene un constructor aun no se le ponga, si no se le pone tiene uno vacio (sin parámetros).</text:p>
      <text:p text:style-name="P28"/>
      <text:p text:style-name="P31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28"/>
      <text:p text:style-name="P28"><text:span text:style-name="T33">class</text:span><text:span text:style-name="T39"> </text:span><text:span text:style-name="T35">Clase_C</text:span></text:p>
      <text:p text:style-name="P23"><text:s text:c="4"/>{</text:p>
      <text:p text:style-name="Standard"><text:span text:style-name="T20"><text:s text:c="8"/></text:span><text:span text:style-name="T30">//Constructor de clase, no se llama y es único por clase. No está en todas las <text:tab/> <text:s text:c="3"/><text:tab/>clases.</text:span></text:p>
      <text:p text:style-name="P23"/>
      <text:p text:style-name="Standard"><text:span text:style-name="T20"><text:s text:c="8"/></text:span><text:span text:style-name="T33">public</text:span><text:span text:style-name="T20"> </text:span><text:span text:style-name="T33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C: Constructor de CLASE (static)"</text:span><text:span text:style-name="T20">);</text:span></text:p>
      <text:p text:style-name="P23"><text:s text:c="8"/>}</text:p>
      <text:p text:style-name="P50"><text:s text:c="4"/>}</text:p>
      <text:p text:style-name="P43">Los constructores de clase van desde el objeto creado hasta el padre, lo cual es distinto de los de instancia, que van desde el padre hasta el hijo.</text:p>
      <text:p text:style-name="P28"/>
      <text:p text:style-name="P44">Nota: En el momento que pongo un constructor con párametros en una clase, y no ponemos el vacío, el vacío predeterminado desaparece.</text:p>
      <text:p text:style-name="P44"/>
      <text:p text:style-name="P28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p>
      <text:p text:style-name="P28"/>
      <text:p text:style-name="P45">Para definirlo sería <text:s/>~NombreClase (con virulilla), no puede recibir ningún parámetro y tampoco devuelve nada. Cuando acaba la vida de un objeto se ejecuta al destructor automáticamente pues no es necesario llamarlo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2"><text:span text:style-name="T8">Ejemplo de código: </text:span><text:span text:style-name="T16">C es la clase padre, B hereda de C y A hereda de B.</text:span></text:p>
      <text:p text:style-name="P29"><draw:custom-shape text:anchor-type="paragraph" draw:z-index="3" draw:name="Forma3" draw:style-name="gr3" draw:text-style-name="P54" svg:width="0.715cm" svg:height="0.795cm" svg:x="7.362cm" svg:y="0.552cm"><text:p text:style-name="P54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54" svg:width="0.715cm" svg:height="0.795cm" svg:x="7.362cm" svg:y="2.775cm"><text:p text:style-name="P54">B</text:p><draw:enhanced-geometry svg:viewBox="0 0 21600 21600" draw:type="rectangle" draw:enhanced-path="M 0 0 L 21600 0 21600 21600 0 21600 0 0 Z N"/></draw:custom-shape><draw:line text:anchor-type="paragraph" draw:z-index="5" draw:name="Forma4" draw:style-name="gr2" draw:text-style-name="P54" svg:x1="7.706cm" svg:y1="2.775cm" svg:x2="7.706cm" svg:y2="1.346cm"><text:p/></draw:line><draw:line text:anchor-type="paragraph" draw:z-index="6" draw:name="Forma5" draw:style-name="gr2" draw:text-style-name="P54" svg:x1="7.775cm" svg:y1="5.064cm" svg:x2="7.775cm" svg:y2="3.568cm"><text:p/></draw:line><draw:custom-shape text:anchor-type="paragraph" draw:z-index="7" draw:name="Forma3" draw:style-name="gr3" draw:text-style-name="P54" svg:width="0.715cm" svg:height="0.795cm" svg:x="7.382cm" svg:y="5.064cm"><text:p text:style-name="P54">A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33">class</text:span><text:span text:style-name="T39"> </text:span><text:span text:style-name="T35">Clase_C</text:span></text:p>
      <text:p text:style-name="P23"><text:s text:c="4"/>{</text:p>
      <text:p text:style-name="Standard"><text:span text:style-name="T20"><text:s text:c="8"/></text:span><text:span text:style-name="T30">//Constructor de clase, no se llama y es único por clase. No está en todas las clases.</text:span></text:p>
      <text:p text:style-name="Standard"><text:span text:style-name="T20"><text:s text:c="8"/></text:span><text:span text:style-name="T30">//Es público por defecto por lo que no hace falta ponerlo como tal.</text:span></text:p>
      <text:p text:style-name="P23"/>
      <text:p text:style-name="Standard"><text:span text:style-name="T20"><text:s text:c="8"/></text:span><text:span text:style-name="T33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C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Constructor de instancia</text:span></text:p>
      <text:p text:style-name="Standard"><text:span text:style-name="T20"><text:s text:c="8"/></text:span><text:span text:style-name="T33">publ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C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Destructor</text:span></text:p>
      <text:p text:style-name="P23"><text:s text:c="8"/>~Clase_C()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C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33">class</text:span><text:span text:style-name="T20"> </text:span><text:span text:style-name="T35">Clase_B</text:span><text:span text:style-name="T20"> : </text:span><text:span text:style-name="T35">Clase_C</text:span></text:p>
      <text:p text:style-name="P23"><text:s text:c="4"/>{</text:p>
      <text:p text:style-name="Standard"><text:span text:style-name="T20"><text:s text:c="8"/></text:span><text:span text:style-name="T30">//Constructor de clase</text:span></text:p>
      <text:p text:style-name="Standard"><text:span text:style-name="T20"><text:s text:c="8"/></text:span><text:span text:style-name="T33">stat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B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Constructor de instancia</text:span></text:p>
      <text:p text:style-name="Standard"><text:span text:style-name="T20"><text:s text:c="8"/></text:span><text:span text:style-name="T33">publ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B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Destructor</text:span></text:p>
      <text:p text:style-name="P23"><text:s text:c="8"/>~Clase_B()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B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33">class</text:span><text:span text:style-name="T20"> </text:span><text:span text:style-name="T35">Clase_A</text:span><text:span text:style-name="T20"> : </text:span><text:span text:style-name="T35">Clase_B</text:span></text:p>
      <text:p text:style-name="P23"><text:soft-page-break/><text:s text:c="4"/>{</text:p>
      <text:p text:style-name="Standard"><text:span text:style-name="T20"><text:s text:c="8"/></text:span><text:span text:style-name="T30">//Constructor de clase</text:span></text:p>
      <text:p text:style-name="Standard"><text:span text:style-name="T20"><text:s text:c="8"/></text:span><text:span text:style-name="T33">stat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A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Constructor de instancia</text:span></text:p>
      <text:p text:style-name="Standard"><text:span text:style-name="T20"><text:s text:c="8"/></text:span><text:span text:style-name="T33">publ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35">Console</text:span><text:span text:style-name="T20">.WriteLine(</text:span><text:span text:style-name="T37">"Clase_A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30">//Destructor</text:span></text:p>
      <text:p text:style-name="P23"><text:s text:c="8"/>~Clase_A()</text:p>
      <text:p text:style-name="P23"><text:s text:c="8"/>{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png"/></draw:frame><text:span text:style-name="T20"><text:s text:c="12"/></text:span><text:span text:style-name="T35">Console</text:span><text:span text:style-name="T20">.WriteLine(</text:span><text:span text:style-name="T37">"Clase_A: Destructor"</text:span><text:span text:style-name="T20">);</text:span></text:p>
      <text:p text:style-name="P23"><text:s text:c="8"/>}</text:p>
      <text:p text:style-name="P51"><text:s text:c="4"/>}</text:p>
      <text:p text:style-name="P51"/>
      <text:p text:style-name="P29"><text:span text:style-name="T33">class</text:span><text:span text:style-name="T39"> </text:span><text:span text:style-name="T35">Program</text:span></text:p>
      <text:p text:style-name="P23"><text:s text:c="4"/>{</text:p>
      <text:p text:style-name="Standard"><text:span text:style-name="T20"><text:s text:c="8"/></text:span><text:span text:style-name="T33">static</text:span><text:span text:style-name="T20"> </text:span><text:span text:style-name="T33">void</text:span><text:span text:style-name="T20"> Main(</text:span><text:span text:style-name="T33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35">Clase_A</text:span><text:span text:style-name="T20"> a = </text:span><text:span text:style-name="T33">new</text:span><text:span text:style-name="T20"> </text:span><text:span text:style-name="T35">Clase_A</text:span><text:span text:style-name="T20">();</text:span></text:p>
      <text:p text:style-name="P23"><text:s text:c="8"/>}</text:p>
      <text:p text:style-name="P51"><text:s text:c="4"/>}</text:p>
      <text:p text:style-name="P51"/>
      <text:p text:style-name="P47">Pueden existir clases anidadas. Se puede poner la clase de dentro privada y la de más afuera pública.</text:p>
      <text:p text:style-name="P47"/>
      <text:p text:style-name="P48"><text:span text:style-name="T19">M</text:span><text:span text:style-name="T7">iembros de una clase: </text:span><text:span text:style-name="T17">Constructores de instancia de clase, destructores, campos, métodos, propiedades, eventos, indizadores, estructuras, constantes, otras clases, entre otros.</text:span></text:p>
      <text:p text:style-name="P48"><text:span text:style-name="T17"/></text:p>
      <text:list xml:id="list803148383" text:style-name="L3">
        <text:list-item>
          <text:p text:style-name="P52"><text:span text:style-name="T23">M</text:span><text:span text:style-name="T24">étodos: </text:span><text:span text:style-name="T25">Pueden estar sobrecargados (como ya sabemos, es el mismo método repetido con el mismo nombre pero recibe distinto tipos de datos. También puede o no ejecutar distinto código). </text:span><text:span text:style-name="T27">Para acceder a los métodos de la clase de la cual se hereda se hace con la palabra reservada base </text:span><text:span text:style-name="T28">o también cuando queremos llamar a un constructor de la clase base </text:span><text:span text:style-name="T29">(los vacios, que son por defecto, se usan solos. Pero en el caso de querer uno con parámetros habría que ponerlo explícitamente en la clase hija</text:span><text:span text:style-name="T28">.</text:span></text:p>
        </text:list-item>
        <text:list-item>
          <text:p text:style-name="P53"><text:span text:style-name="T24">P</text:span><text:span text:style-name="T22">ropiedades: Se usan para gestionar campos. </text:span><text:span text:style-name="T26">Ejecutan código mediante el cual se puede incluso controlar lo que se va a poner como da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5S</meta:editing-duration>
    <meta:editing-cycles>13</meta:editing-cycles>
    <meta:generator>LibreOffice/5.4.1.2$Windows_x86 LibreOffice_project/ea7cb86e6eeb2bf3a5af73a8f7777ac570321527</meta:generator>
    <dc:date>2018-01-15T07:49:51.988000000</dc:date>
    <meta:document-statistic meta:table-count="0" meta:image-count="1" meta:object-count="0" meta:page-count="5" meta:paragraph-count="149" meta:word-count="1196" meta:character-count="8060" meta:non-whitespace-character-count="6229"/>
    <meta:user-defined meta:name="Info 1"/>
    <meta:user-defined meta:name="Info 2"/>
    <meta:user-defined meta:name="Info 3"/>
    <meta:user-defined meta:name="Info 4"/>
  </office:meta>
</office:document-meta>
</file>